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229in"/>
    </style:style>
    <style:style style:name="Table1.B" style:family="table-column">
      <style:table-column-properties style:column-width="2.1139in"/>
    </style:style>
    <style:style style:name="Table1.C" style:family="table-column">
      <style:table-column-properties style:column-width="1.7951in"/>
    </style:style>
    <style:style style:name="Table1.D" style:family="table-column">
      <style:table-column-properties style:column-width="1.6931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able_20_Contents">
      <style:text-properties officeooo:paragraph-rsid="001d276a"/>
    </style:style>
    <style:style style:name="P6" style:family="paragraph" style:parent-style-name="Text_20_body">
      <style:text-properties officeooo:paragraph-rsid="001b3444"/>
    </style:style>
    <style:style style:name="P7" style:family="paragraph" style:parent-style-name="Standard">
      <style:text-properties officeooo:paragraph-rsid="00231d6b"/>
    </style:style>
    <style:style style:name="P8" style:family="paragraph" style:parent-style-name="Standard">
      <style:text-properties officeooo:paragraph-rsid="0024aa89"/>
    </style:style>
    <style:style style:name="P9" style:family="paragraph" style:parent-style-name="Table_20_Contents">
      <style:text-properties officeooo:paragraph-rsid="0024aa89"/>
    </style:style>
    <style:style style:name="P10" style:family="paragraph" style:parent-style-name="Text_20_body">
      <style:text-properties officeooo:paragraph-rsid="001b3444"/>
    </style:style>
    <style:style style:name="P11" style:family="paragraph" style:parent-style-name="Text_20_body" style:list-style-name="L1">
      <style:paragraph-properties fo:margin-top="0in" fo:margin-bottom="0in" style:contextual-spacing="false"/>
    </style:style>
    <style:style style:name="P12" style:family="paragraph" style:parent-style-name="Text_20_body">
      <style:paragraph-properties fo:text-align="center" style:justify-single-word="false"/>
      <style:text-properties officeooo:paragraph-rsid="0024aa89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010" style:font-weight-asian="bold" style:font-weight-complex="bold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07ae0e" style:font-size-asian="12pt" style:font-size-complex="12pt"/>
    </style:style>
    <style:style style:name="T6" style:family="text">
      <style:text-properties fo:font-size="12pt" officeooo:rsid="0010e180" style:font-size-asian="12pt" style:font-size-complex="12pt"/>
    </style:style>
    <style:style style:name="T7" style:family="text">
      <style:text-properties fo:font-size="12pt" officeooo:rsid="0014e099" style:font-size-asian="12pt" style:font-size-complex="12pt"/>
    </style:style>
    <style:style style:name="T8" style:family="text">
      <style:text-properties fo:font-size="12pt" officeooo:rsid="001b37eb" style:font-size-asian="12pt" style:font-size-complex="12pt"/>
    </style:style>
    <style:style style:name="T9" style:family="text">
      <style:text-properties fo:font-size="12pt" officeooo:rsid="002002a0" style:font-size-asian="12pt" style:font-size-complex="12pt"/>
    </style:style>
    <style:style style:name="T10" style:family="text">
      <style:text-properties fo:font-size="12pt" officeooo:rsid="0024aa89" style:font-size-asian="12pt" style:font-size-complex="12pt"/>
    </style:style>
    <style:style style:name="T11" style:family="text">
      <style:text-properties officeooo:rsid="00132996"/>
    </style:style>
    <style:style style:name="T12" style:family="text">
      <style:text-properties officeooo:rsid="001df156"/>
    </style:style>
    <style:style style:name="T13" style:family="text">
      <style:text-properties officeooo:rsid="002002a0"/>
    </style:style>
    <style:style style:name="T14" style:family="text">
      <style:text-properties officeooo:rsid="00231d6b"/>
    </style:style>
    <style:style style:name="T15" style:family="text">
      <style:text-properties officeooo:rsid="0024aa89"/>
    </style:style>
    <style:style style:name="T16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</text:span><text:span text:style-name="T3">8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4">Horario:<text:tab/><text:tab/>Martes 15:00 – 19:00; Jueves 19:00 – 21:00</text:p>
      <text:p text:style-name="P4">Grupo:<text:tab/><text:tab/>6A<text:span text:style-name="T13">1</text:span></text:p>
      <text:p text:style-name="Standard"/>
      <text:p text:style-name="P12"><text:span text:style-name="Strong_20_Emphasis"><text:span text:style-name="T4">HW_0</text:span></text:span><text:span text:style-name="Strong_20_Emphasis"><text:span text:style-name="T9">7</text:span></text:span><text:span text:style-name="Strong_20_Emphasis"><text:span text:style-name="T6">.</text:span></text:span><text:span text:style-name="Strong_20_Emphasis"><text:span text:style-name="T7">1/</text:span></text:span><text:span text:style-name="Strong_20_Emphasis"><text:span text:style-name="T10">07.2</text:span></text:span><text:span text:style-name="Strong_20_Emphasis"><text:span text:style-name="T4"> <text:s/>SOP Translation and Vocabulary Expansion </text:span></text:span><text:span text:style-name="Strong_20_Emphasis"><text:span text:style-name="T8">Rubric </text:span></text:span><text:span text:style-name="Strong_20_Emphasis"><text:span text:style-name="T4"><text:s/></text:span></text:span><text:span text:style-name="Strong_20_Emphasis"><text:span text:style-name="T5">(convert to 10 point scale)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ext:section text:style-name="Sect1" text:name="md-content-267684871">
              <text:p text:style-name="Standard"/>
            </text:section>
          </text:section>
        </text:section>
        <text:p text:style-name="P6"><text:span text:style-name="Strong_20_Emphasis">Rubric for Assignment (HW_07.1)</text:span></text:p>
        <text:section text:style-name="Sect1" text:name="md-content-275194710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header-rows>
              <table:table-row>
                <table:table-cell table:style-name="Table1.A1" office:value-type="string">
                  <text:p text:style-name="Table_20_Heading">Criteria</text:p>
                </table:table-cell>
                <table:table-cell table:style-name="Table1.A1" office:value-type="string">
                  <text:p text:style-name="Table_20_Heading">3 Points (Excellent)</text:p>
                </table:table-cell>
                <table:table-cell table:style-name="Table1.A1" office:value-type="string">
                  <text:p text:style-name="Table_20_Heading">2 Points (Satisfactory)</text:p>
                </table:table-cell>
                <table:table-cell table:style-name="Table1.A1" office:value-type="string">
                  <text:p text:style-name="Table_20_Heading">1 Point (Needs Improvement)</text:p>
                </table:table-cell>
              </table:table-row>
            </table:table-header-rows>
            <table:table-row>
              <table:table-cell table:style-name="Table1.A1" office:value-type="string">
                <text:p text:style-name="Table_20_Contents"><text:span text:style-name="Strong_20_Emphasis">SOP Title and Outline Translation</text:span></text:p>
                <text:p text:style-name="P9"><text:span text:style-name="Strong_20_Emphasis"><text:span text:style-name="T15">(HW 7.1)</text:span></text:span></text:p>
              </table:table-cell>
              <table:table-cell table:style-name="Table1.A1" office:value-type="string">
                <text:p text:style-name="Table_20_Contents">Accurately extracted titles and complete two-tier outline headings from all 5 SOP documents; precise, grammatically correct Spanish translations demonstrating deep linguistic understanding</text:p>
              </table:table-cell>
              <table:table-cell table:style-name="Table1.A1" office:value-type="string">
                <text:p text:style-name="Table_20_Contents">Extracted titles and outline headings from most SOP documents; mostly accurate Spanish translations with minor linguistic errors</text:p>
              </table:table-cell>
              <table:table-cell table:style-name="Table1.A1" office:value-type="string">
                <text:p text:style-name="Table_20_Contents">Incomplete SOP document translations; significant errors in translation or missing key structural elements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Strong_20_Emphasis">Vocabulary Definition Accuracy</text:span></text:p>
                <text:p text:style-name="P9"><text:span text:style-name="Strong_20_Emphasis"><text:span text:style-name="T15">(HW 7.2)</text:span></text:span></text:p>
              </table:table-cell>
              <table:table-cell table:style-name="Table1.A1" office:value-type="string">
                <text:p text:style-name="Table_20_Contents">Provided comprehensive, precise definitions for all technical terms in both English and Spanish; demonstrated nuanced understanding of specialized terminology</text:p>
              </table:table-cell>
              <table:table-cell table:style-name="Table1.A1" office:value-type="string">
                <text:p text:style-name="Table_20_Contents">Definitions cover most terms with moderate accuracy; some technical precision lacking</text:p>
              </table:table-cell>
              <table:table-cell table:style-name="Table1.A1" office:value-type="string">
                <text:p text:style-name="Table_20_Contents">Incomplete or inaccurate definitions; minimal understanding of specialized vocabulary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Strong_20_Emphasis">Technical Comprehension </text:span><text:span text:style-name="Strong_20_Emphasis"><text:span text:style-name="T15">and Presentation</text:span></text:span></text:p>
              </table:table-cell>
              <table:table-cell table:style-name="Table1.A1" office:value-type="string">
                <text:p text:style-name="Table_20_Contents">Demonstrates exceptional understanding of technical terminology across domains (engineering, environmental, infrastructure)</text:p>
              </table:table-cell>
              <table:table-cell table:style-name="Table1.A1" office:value-type="string">
                <text:p text:style-name="Table_20_Contents">Shows good comprehension of technical terms with some gaps</text:p>
              </table:table-cell>
              <table:table-cell table:style-name="Table1.A1" office:value-type="string">
                <text:p text:style-name="Table_20_Contents">Minimal understanding of technical terminology and context</text:p>
              </table:table-cell>
            </table:table-row>
          </table:table>
        </text:section>
        <text:p text:style-name="P6"><text:span text:style-name="Strong_20_Emphasis"/></text:p>
        <text:p text:style-name="P6"><text:span text:style-name="Strong_20_Emphasis">A</text:span><text:span text:style-name="Strong_20_Emphasis"><text:span text:style-name="T11">ssignment</text:span></text:span><text:span text:style-name="Strong_20_Emphasis">:</text:span></text:p>
        <text:p text:style-name="Standard">HW_07.1<text:tab/>[Due: 18 Mar 2025]</text:p>
        <text:p text:style-name="Standard">--- <text:span text:style-name="T14">Task 1</text:span></text:p>
        <text:p text:style-name="Standard">Scan the following five (5) Standard Operating Procedure (SOP) documents:</text:p>
        <text:p text:style-name="Standard"><text:tab/>i) <text:tab/>1a_Ch3-G10-30GEN-R3.pdf<text:tab/><text:tab/><text:tab/></text:p>
        <text:p text:style-name="Standard"><text:tab/>ii) <text:tab/>1b_Ch3-G20-R3.pdf</text:p>
        <text:p text:style-name="Standard"><text:tab/>iii) <text:tab/>1e_Ch5-Section-II-R13.pdf</text:p>
        <text:p text:style-name="Standard"><text:tab/>iv) <text:tab/>1f_Ch6-D10-30GEN-R5.pdf</text:p>
        <text:p text:style-name="Standard"><text:tab/>v)<text:tab/>1g_Ch7-D5010-R5.pdf</text:p>
        <text:p text:style-name="Standard"><text:soft-page-break/></text:p>
        <text:p text:style-name="Standard">For each SOP, do the following:</text:p>
        <text:p text:style-name="Standard"><text:tab/>1. Extract the title and the basic outline headings from the first two tiers of the outline</text:p>
        <text:p text:style-name="Standard"><text:tab/>2. Translate the outline headings into Spanish.</text:p>
        <text:p text:style-name="Standard">The standard format DOES NOT apply.</text:p>
        <text:p text:style-name="Standard"/>
        <text:p text:style-name="P8">HW_07.<text:span text:style-name="T15">2</text:span><text:tab/>[Due: 18 Mar 2025]</text:p>
        <text:p text:style-name="P7">--- <text:span text:style-name="T14">Task 2</text:span></text:p>
        <text:p text:style-name="Standard">Provide definitions of the terms below in Spanish and English. Some definitions in English are provided. The standard format DOES NOT apply.</text:p>
        <text:p text:style-name="Standard"/>
        <text:p text:style-name="Standard">POC<text:tab/><text:tab/><text:tab/>Point of Contact</text:p>
        <text:p text:style-name="Standard">Clarify<text:tab/><text:tab/><text:tab/>To make a document understandable and free from confusion.</text:p>
        <text:p text:style-name="Standard">Interpret<text:tab/><text:tab/>To formally provide an acceptable method of compliance</text:p>
        <text:p text:style-name="Standard">Variance<text:tab/><text:tab/>A deviation from the explicit expectations; an exception.</text:p>
        <text:p text:style-name="Standard">Equivalency<text:tab/><text:tab/>An alternate method; </text:p>
        <text:p text:style-name="Standard">BMP<text:tab/><text:tab/><text:tab/>Best management practice</text:p>
        <text:p text:style-name="Standard">GIS<text:tab/><text:tab/><text:tab/>Geographic Information System</text:p>
        <text:p text:style-name="Standard">UTM<text:tab/><text:tab/><text:tab/>Universal Transverse Mercator</text:p>
        <text:p text:style-name="Standard">LEED<text:tab/><text:tab/><text:tab/>Leadership in Energy and Environmental Design<text:tab/><text:tab/><text:tab/><text:tab/><text:tab/></text:p>
        <text:p text:style-name="Standard"/>
        <text:p text:style-name="Standard">Average Primary Office </text:p>
        <text:p text:style-name="Standard">Space per Person<text:tab/><text:tab/><text:tab/><text:tab/></text:p>
        <text:p text:style-name="Standard">Conference Room:</text:p>
        <text:p text:style-name="Standard">Office Support Space</text:p>
        <text:p text:style-name="Standard">Open Office Cubicle</text:p>
        <text:p text:style-name="Standard">Primary Office Space<text:tab/><text:tab/><text:tab/><text:tab/><text:tab/><text:tab/><text:tab/></text:p>
        <text:p text:style-name="Standard">Shared Workstation</text:p>
        <text:p text:style-name="Standard">3-wire, 60 Hertz (Hz)</text:p>
        <text:p text:style-name="Standard">amps</text:p>
        <text:p text:style-name="Standard">benchmark</text:p>
        <text:p text:style-name="Standard">bollards</text:p>
        <text:p text:style-name="Standard">cast-in-place</text:p>
        <text:p text:style-name="Standard">centerline</text:p>
        <text:p text:style-name="Standard">circuit breaker</text:p>
        <text:p text:style-name="Standard">cisterns</text:p>
        <text:p text:style-name="Standard">coagulation chemicals</text:p>
        <text:p text:style-name="Standard">cohesiveness</text:p>
        <text:p text:style-name="Standard">culverts</text:p>
        <text:p text:style-name="Standard">downspouts</text:p>
        <text:p text:style-name="Standard">drainpipe</text:p>
        <text:p text:style-name="Standard">duct</text:p>
        <text:p text:style-name="Standard">ductwork</text:p>
        <text:p text:style-name="Standard">dust-free</text:p>
        <text:p text:style-name="Standard">electrical circuit</text:p>
        <text:p text:style-name="Standard">erosion</text:p>
        <text:p text:style-name="Standard">evapotranspiration</text:p>
        <text:p text:style-name="Standard"><text:soft-page-break/>facade</text:p>
        <text:p text:style-name="Standard">fenestration</text:p>
        <text:p text:style-name="Standard">floodplains</text:p>
        <text:p text:style-name="Standard">HVAC system</text:p>
        <text:p text:style-name="Standard">geodynamics</text:p>
        <text:p text:style-name="Standard">glazing</text:p>
        <text:p text:style-name="Standard">gradient</text:p>
        <text:p text:style-name="Standard">green roofs</text:p>
        <text:p text:style-name="Standard">guidelines</text:p>
        <text:p text:style-name="Standard">gutters</text:p>
        <text:p text:style-name="Standard">hardscape</text:p>
        <text:p text:style-name="Standard">hardscape surfaces</text:p>
        <text:p text:style-name="Standard">hot-mix asphalt</text:p>
        <text:p text:style-name="Standard">hydrants</text:p>
        <text:p text:style-name="Standard">hydrology</text:p>
        <text:p text:style-name="Standard">impervious</text:p>
        <text:p text:style-name="Standard">infiltrate</text:p>
        <text:p text:style-name="Standard">infrastructure</text:p>
        <text:p text:style-name="Standard">intrusions</text:p>
        <text:p text:style-name="Standard">kilowatt (kW)</text:p>
        <text:p text:style-name="Standard">nominal</text:p>
        <text:p text:style-name="Standard">non-potable water</text:p>
        <text:p text:style-name="Standard">outlets</text:p>
        <text:p text:style-name="Standard">parapeted</text:p>
        <text:p text:style-name="Standard">photoelectric detector</text:p>
        <text:p text:style-name="Standard">porous</text:p>
        <text:p text:style-name="Standard">radioactive</text:p>
        <text:p text:style-name="Standard">reforestation</text:p>
        <text:p text:style-name="Standard">revegetation</text:p>
        <text:p text:style-name="Standard">right-of-way</text:p>
        <text:p text:style-name="Standard">riparian buffers</text:p>
        <text:p text:style-name="Standard">seismic control</text:p>
        <text:p text:style-name="Standard">sewer</text:p>
        <text:p text:style-name="Standard">site-specific</text:p>
        <text:p text:style-name="Standard">submittals</text:p>
        <text:p text:style-name="Standard">surge protection</text:p>
        <text:p text:style-name="Standard">surveying</text:p>
        <text:p text:style-name="Standard">swales</text:p>
        <text:p text:style-name="Standard">transformer</text:p>
        <text:p text:style-name="Standard">trellises</text:p>
        <text:p text:style-name="Standard">utilities</text:p>
        <text:p text:style-name="Standard">voltage</text:p>
        <text:p text:style-name="Standard">walkways</text:p>
        <text:p text:style-name="Standard">watershed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3-25T08:41:45.764866991</dc:date>
    <meta:editing-duration>PT1H42M41S</meta:editing-duration>
    <meta:editing-cycles>31</meta:editing-cycles>
    <meta:generator>LibreOffice/7.3.7.2$Linux_X86_64 LibreOffice_project/30$Build-2</meta:generator>
    <meta:document-statistic meta:table-count="1" meta:image-count="1" meta:object-count="0" meta:page-count="3" meta:paragraph-count="122" meta:word-count="438" meta:character-count="3412" meta:non-whitespace-character-count="3032"/>
  </office:meta>
</office:document-meta>
</file>